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paragraph-properties fo:margin-top="0cm" fo:margin-bottom="0cm" style:contextual-spacing="false"/>
    </style:style>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9">
      <style:paragraph-properties fo:margin-top="0cm" fo:margin-bottom="0cm" style:contextual-spacing="false"/>
    </style:style>
    <style:style style:name="P29" style:family="paragraph" style:parent-style-name="Text_20_body" style:list-style-name="L10">
      <style:paragraph-properties fo:margin-top="0cm" fo:margin-bottom="0cm" style:contextual-spacing="false"/>
    </style:style>
    <style:style style:name="P30" style:family="paragraph" style:parent-style-name="Text_20_body" style:list-style-name="L11">
      <style:paragraph-properties fo:margin-top="0cm" fo:margin-bottom="0cm" style:contextual-spacing="false"/>
    </style:style>
    <style:style style:name="P31" style:family="paragraph" style:parent-style-name="Text_20_body" style:list-style-name="L12">
      <style:paragraph-properties fo:margin-top="0cm" fo:margin-bottom="0cm" style:contextual-spacing="false"/>
    </style:style>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paragraph-properties fo:margin-top="0cm" fo:margin-bottom="0cm" style:contextual-spacing="false"/>
    </style:style>
    <style:style style:name="P36" style:family="paragraph" style:parent-style-name="Text_20_body" style:list-style-name="L17">
      <style:paragraph-properties fo:margin-top="0cm" fo:margin-bottom="0cm" style:contextual-spacing="false"/>
    </style:style>
    <style:style style:name="P37" style:family="paragraph" style:parent-style-name="List_20_Heading">
      <style:paragraph-properties fo:margin-left="1cm" fo:margin-right="0cm" fo:text-indent="0cm" style:auto-text-indent="false"/>
    </style:style>
    <style:style style:name="P38" style:family="paragraph" style:parent-style-name="List_20_Contents">
      <style:paragraph-properties fo:margin-top="0cm" fo:margin-bottom="0.499cm" style:contextual-spacing="false"/>
    </style:style>
    <style:style style:name="P39" style:family="paragraph" style:parent-style-name="List_20_Contents">
      <style:paragraph-properties fo:margin-left="2cm" fo:margin-right="0cm" fo:text-indent="0cm" style:auto-text-indent="false"/>
    </style:style>
    <style:style style:name="T1" style:family="text">
      <style:text-properties fo:font-weight="bold"/>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20">1. <text:bookmark text:name="QQ2-1-2"/><text:a xlink:type="simple" xlink:href="#x1-20001">Wstęp</text:a></text:p>
      <text:p text:style-name="P20">1.1. <text:bookmark text:name="QQ2-1-3"/><text:a xlink:type="simple" xlink:href="#x1-30001">O Ubuntu</text:a></text:p>
      <text:p text:style-name="P20">1.2. <text:bookmark text:name="QQ2-1-4"/><text:a xlink:type="simple" xlink:href="#x1-40002">Dlaczego warto zmienić system na Ubuntu?</text:a></text:p>
      <text:p text:style-name="P20">1.2.1. <text:bookmark text:name="QQ2-1-5"/><text:a xlink:type="simple" xlink:href="#x1-50001">Jest Stabilny</text:a></text:p>
      <text:p text:style-name="P20">1.2.2. <text:bookmark text:name="QQ2-1-6"/><text:a xlink:type="simple" xlink:href="#x1-60002">Jest bezpieczny</text:a></text:p>
      <text:p text:style-name="P20">1.2.3. <text:bookmark text:name="QQ2-1-7"/><text:a xlink:type="simple" xlink:href="#x1-70003">Jest łatwy w użyciu</text:a></text:p>
      <text:p text:style-name="P20">1.2.4. <text:bookmark text:name="QQ2-1-8"/><text:a xlink:type="simple" xlink:href="#x1-80004">Jest międzynarodowy</text:a></text:p>
      <text:p text:style-name="P20">1.2.5. <text:bookmark text:name="QQ2-1-9"/><text:a xlink:type="simple" xlink:href="#x1-90005">Jest dostępny</text:a></text:p>
      <text:p text:style-name="P20">1.2.6. <text:bookmark text:name="QQ2-1-10"/><text:a xlink:type="simple" xlink:href="#x1-100006">Jest wolny</text:a></text:p>
      <text:p text:style-name="P20">1.2.7. <text:bookmark text:name="QQ2-1-11"/><text:a xlink:type="simple" xlink:href="#x1-110007">Jest społecznościowy</text:a></text:p>
      <text:p text:style-name="P20">2. <text:bookmark text:name="QQ2-1-12"/><text:a xlink:type="simple" xlink:href="#x1-120002">Instalacja</text:a></text:p>
      <text:p text:style-name="P20">2.1. <text:bookmark text:name="QQ2-1-13"/><text:a xlink:type="simple" xlink:href="#x1-130001">Pobieranie obrazu systemu</text:a></text:p>
      <text:p text:style-name="P20">2.2. <text:bookmark text:name="QQ2-1-14"/><text:a xlink:type="simple" xlink:href="#x1-140002">Nagrywanie pobranego obrazu</text:a></text:p>
      <text:p text:style-name="P20">2.2.1. <text:bookmark text:name="QQ2-1-15"/><text:a xlink:type="simple" xlink:href="#x1-150001">System Windows, nagrywanie na pendriva</text:a></text:p>
      <text:p text:style-name="P20">2.2.2. <text:bookmark text:name="QQ2-1-16"/><text:a xlink:type="simple" xlink:href="#x1-160002">System Windows 7 / 8, nagrywanie na płytę DVD</text:a></text:p>
      <text:p text:style-name="P20">2.2.3. <text:bookmark text:name="QQ2-1-17"/><text:a xlink:type="simple" xlink:href="#x1-170003">System Windows XP i inne starsze wersje, nagrywanie na płytę DVD</text:a></text:p>
      <text:p text:style-name="P20">2.2.4. <text:bookmark text:name="QQ2-1-18"/><text:a xlink:type="simple" xlink:href="#x1-180004">System Linux, nagrywanie na pendriva</text:a></text:p>
      <text:p text:style-name="P20">2.2.5. <text:bookmark text:name="QQ2-1-19"/><text:a xlink:type="simple" xlink:href="#x1-190005">System Linux, nagrywanie na DVD</text:a></text:p>
      <text:p text:style-name="P20">2.3. <text:bookmark text:name="QQ2-1-20"/><text:a xlink:type="simple" xlink:href="#x1-200003">Przygotowanie do instalacji</text:a></text:p>
      <text:p text:style-name="P20">2.3.1. <text:bookmark text:name="QQ2-1-21"/><text:a xlink:type="simple" xlink:href="#x1-210001">Przygotowanie do instalacji - Windows - wskazówki ogólne</text:a></text:p>
      <text:p text:style-name="P20">2.3.2. <text:bookmark text:name="QQ2-1-22"/><text:a xlink:type="simple" xlink:href="#x1-220002">Przygotowanie do instalacji - Windows 8</text:a></text:p>
      <text:p text:style-name="P20">2.3.3. <text:bookmark text:name="QQ2-1-23"/><text:a xlink:type="simple" xlink:href="#x1-230003">Przygotowanie do instalacji - Linux</text:a></text:p>
      <text:p text:style-name="P20">2.4. <text:bookmark text:name="QQ2-1-24"/><text:a xlink:type="simple" xlink:href="#x1-240004">Uruchomienie instalatora</text:a></text:p>
      <text:p text:style-name="P20">2.4.1. <text:bookmark text:name="QQ2-1-25"/><text:a xlink:type="simple" xlink:href="#x1-250001">Ponowne uruchomienie komputera</text:a></text:p>
      <text:p text:style-name="P20">2.4.2. <text:bookmark text:name="QQ2-1-26"/><text:a xlink:type="simple" xlink:href="#x1-260002">Zmiana kolejności bootowania</text:a></text:p>
      <text:p text:style-name="P20">2.4.3. <text:bookmark text:name="QQ2-1-27"/><text:a xlink:type="simple" xlink:href="#x1-270003">Uruchomienie instalatora UEFI</text:a></text:p>
      <text:p text:style-name="P20">2.4.4. <text:bookmark text:name="QQ2-1-28"/><text:a xlink:type="simple" xlink:href="#x1-280004">Uruchomienie instalatora BIOS</text:a></text:p>
      <text:p text:style-name="P20">2.5. <text:bookmark text:name="QQ2-1-29"/><text:a xlink:type="simple" xlink:href="#x1-290005">Graficzny instalator Ubuntu</text:a></text:p>
      <text:p text:style-name="P20">2.5.1. <text:bookmark text:name="QQ2-1-30"/><text:a xlink:type="simple" xlink:href="#x1-300001">Wybór języka</text:a></text:p>
      <text:p text:style-name="P20">2.5.2. <text:bookmark text:name="QQ2-1-31"/><text:a xlink:type="simple" xlink:href="#x1-310002">Sprawdzenie kompatybilności sprzętu, wybór dodatkowych komponentów</text:a></text:p>
      <text:p text:style-name="P20">2.5.3. <text:bookmark text:name="QQ2-1-32"/><text:a xlink:type="simple" xlink:href="#x1-320003">Partycjonowanie dysku twardego</text:a></text:p>
      <text:p text:style-name="P20">2.5.4. <text:bookmark text:name="QQ2-1-33"/><text:a xlink:type="simple" xlink:href="#x1-330004">Wybór strefy czasowej</text:a></text:p>
      <text:p text:style-name="P20">2.5.5. <text:bookmark text:name="QQ2-1-34"/><text:a xlink:type="simple" xlink:href="#x1-340005">Wybór układu klawiatury</text:a></text:p>
      <text:p text:style-name="P20">2.5.6. <text:bookmark text:name="QQ2-1-35"/><text:a xlink:type="simple" xlink:href="#x1-350006">Toższamość użytkownika</text:a></text:p>
      <text:p text:style-name="P20">2.5.7. <text:bookmark text:name="QQ2-1-36"/><text:a xlink:type="simple" xlink:href="#x1-360007">Instalacja</text:a></text:p>
      <text:p text:style-name="P20">2.6. <text:bookmark text:name="QQ2-1-37"/><text:a xlink:type="simple" xlink:href="#x1-370006">Zaawansowane partycjonowanie</text:a></text:p>
      <text:p text:style-name="P20">2.6.1. <text:bookmark text:name="QQ2-1-38"/><text:a xlink:type="simple" xlink:href="#x1-380001">Czysty dysk - wykorzystanie całego dostępnego miejsca</text:a></text:p>
      <text:p text:style-name="P20">2.6.2. <text:bookmark text:name="QQ2-1-39"/><text:a xlink:type="simple" xlink:href="#x1-390002">Instalacja przy zainstalowanym Ubuntu</text:a></text:p>
      <text:p text:style-name="P20">2.6.3. <text:bookmark text:name="QQ2-1-40"/><text:a xlink:type="simple" xlink:href="#x1-400003">Instalacja obok Windowsa</text:a></text:p>
      <text:p text:style-name="P20">2.6.4. <text:bookmark text:name="QQ2-1-41"/><text:a xlink:type="simple" xlink:href="#x1-410004">Szyfrowanie dysku twardego</text:a></text:p>
      <text:p text:style-name="P20">2.6.5. <text:bookmark text:name="QQ2-1-42"/><text:a xlink:type="simple" xlink:href="#x1-420005">Zaawansowane partycjonowanie</text:a></text:p>
      <text:p text:style-name="P20">2.6.6. <text:bookmark text:name="QQ2-1-43"/><text:a xlink:type="simple" xlink:href="#x1-430006">Zaawansowane partycjonowanie - instalacja na czystym dysku twardym</text:a></text:p>
      <text:p text:style-name="P20">2.6.7. <text:bookmark text:name="QQ2-1-44"/><text:a xlink:type="simple" xlink:href="#x1-440007">Zaawansowane partycjonowanie - instalacja obok innego systemu Linux</text:a></text:p>
      <text:p text:style-name="P20">2.6.8. <text:bookmark text:name="QQ2-1-45"/><text:a xlink:type="simple" xlink:href="#x1-450008">Zaawansowane partycjonowanie - Instalacja obok systemu Windows</text:a></text:p>
      <text:p text:style-name="P20"><text:soft-page-break/>2.6.9. <text:bookmark text:name="QQ2-1-46"/><text:a xlink:type="simple" xlink:href="#x1-460009">Zaawansowane partycjonowanie - Instalacja z wykorzystaniem partycji utworzonej na systemie Windows 8</text:a></text:p>
      <text:p text:style-name="P20">2.7. <text:bookmark text:name="QQ2-1-47"/><text:a xlink:type="simple" xlink:href="#x1-470007">Rozwiązywanie problemów z instalacją</text:a></text:p>
      <text:p text:style-name="P20">3. <text:bookmark text:name="QQ2-1-48"/><text:a xlink:type="simple" xlink:href="#x1-480003">Pierwsze uruchomienie systemu</text:a></text:p>
      <text:p text:style-name="P20">3.1. <text:bookmark text:name="QQ2-1-49"/><text:a xlink:type="simple" xlink:href="#x1-490001">Rzeczy do zrobienia po instalacji Ubuntu</text:a></text:p>
      <text:p text:style-name="Text_20_body">4. <text:bookmark text:name="QQ2-1-50"/><text:a xlink:type="simple" xlink:href="#x1-500004">Pulpit Ubuntu Unity</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Mamy nadzieję, że czytając ten przewodnik bezproblemowo zainstalujesz Ubuntu na swoim komputerze i będziesz zadowolony mogąc korzystać z darmowego oraz otwartego systemu operacyjnego. </text:p>
      <text:p text:style-name="Text_20_body">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38">-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text:soft-page-break/>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bie.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1267618905294743641" text:style-name="L1">
        <text:list-item>
          <text:p text:style-name="P21">Debian GNU/Linux jest tak stabilny, że pod jego kontrolą pracują najważniejsze systemy komputerowe świata, wliczając w to superkomputery oraz serwery wielkich portali internetowych. </text:p>
        </text:list-item>
        <text:list-item>
          <text:p text:style-name="P21">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5030594267224703995" text:style-name="L2">
        <text:list-item>
          <text:p text:style-name="P22">Ponieważ różne dystrybucje Linuksa cechują się wysokim poziomem bezpieczeństwa, to właśnie te systemy operacyjne można znaleźć na bardzo wielu serwerach sieciowych. </text:p>
        </text:list-item>
        <text:list-item>
          <text:p text:style-name="P22">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zaprojektowane w taki sposób, by nie były bardziej skomplikowane, niż to konieczne. To wcale nie znaczy, że Ubuntu ma ograniczone możliwościbrakuje mocy - wręcz przeciwnie, pulpit Ubuntu jest pełen innowacyjnych funkcji. </text:p>
      <text:list xml:id="list6534951411546635799" text:style-name="L3">
        <text:list-item>
          <text:p text:style-name="P23">Komunikaty są sformułowane w jednoznaczny sposób, więc będziesz potrzebował przeczytać je tylko raz. </text:p>
        </text:list-item>
        <text:list-item>
          <text:p text:style-name="P23">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text:soft-page-break/>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text:p>
      <text:p text:style-name="Text_20_body">Oprócz tłumaczeń obejmujących między innymi komunikaty systemowe, interfejs użytkownika czy menu poszczególnych aplikacji, Ubuntu oferuje równiż pełny wybór zestawów znaków i metod wprowadzania tekstu, możesz więc porozumiewać się ze swoim komputerem w dowolnie wybranym języku. </text:p>
      <text:list xml:id="list8317671661222347151" text:style-name="L4">
        <text:list-item>
          <text:p text:style-name="P24">Tłumaczenia są tworzone przez ochotników z całego świata. </text:p>
        </text:list-item>
        <text:list-item>
          <text:p text:style-name="P24">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8283012878519735733"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scią w kwestii wykorzystywania i modyfikowania systemu oraz zawartego w nim oprogramowania. </text:p>
      <text:p text:style-name="Text_20_body">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5859600700938897146" text:style-name="L6">
        <text:list-item>
          <text:p text:style-name="P25">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1536209437494791925" text:style-name="L7">
        <text:list-item>
          <text:p text:style-name="P26">Każdy może wnieść swój wkład w rozwój Ubuntu. </text:p>
        </text:list-item>
        <text:list-item>
          <text:p text:style-name="P26">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text:soft-page-break/>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424580332925594201" text:style-name="L8">
        <text:list-item>
          <text:p text:style-name="P27"><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e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text:p>
      <text:p text:style-name="Text_20_body">Linki do pobierania bezpośredniego: </text:p>
      <text:list xml:id="list8666775986594655918" text:style-name="L9">
        <text:list-item>
          <text:p text:style-name="P28"><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3487025372525060053" text:style-name="L10">
        <text:list-item>
          <text:p text:style-name="P29"><text:bookmark text:name="x1-15002x1"/>Pobierz program <text:a xlink:type="simple" xlink:href="http://www.pendrivelinux.com/downloads/Universal-USB-Installer/Universal-USB-Installer-1.9.5.2.exe">Universal USB Installer</text:a>. </text:p>
        </text:list-item>
        <text:list-item>
          <text:p text:style-name="P29"><text:bookmark text:name="x1-15004x2"/>Uruchom pobrany plik. </text:p>
        </text:list-item>
        <text:list-item>
          <text:p text:style-name="P29"><text:bookmark text:name="x1-15006x3"/>Zaakceptuj umowę licencyjną. </text:p>
        </text:list-item>
        <text:list-item>
          <text:p text:style-name="P29"><text:bookmark text:name="x1-15008x4"/>Podłącz do komputera pendrive, który ma użyty jako nośnik. </text:p>
        </text:list-item>
        <text:list-item>
          <text:p text:style-name="P29"><text:bookmark text:name="x1-15010x5"/>Z tej listy wybierz Ubuntu. </text:p>
        </text:list-item>
        <text:list-item>
          <text:p text:style-name="P29"><text:bookmark text:name="x1-15012x6"/>Kliknij na przycisk “Browse” i wskaż pobrany wcześniej obraz instalatora Ubuntu. </text:p>
        </text:list-item>
        <text:list-item>
          <text:p text:style-name="P29"><text:bookmark text:name="x1-15014x7"/>Z tej listy wybierz podłączonego wcześniej pendrive’a.<text:line-break/><text:span text:style-name="T1">UWAGA: Wszystkie dane na nim zostaną skasowane!</text:span> </text:p>
        </text:list-item>
        <text:list-item>
          <text:p text:style-name="P29"><text:bookmark text:name="x1-15016x8"/>Kliknij przycisk “CREATE”. </text:p>
        </text:list-item>
        <text:list-item>
          <text:p text:style-name="P12"><text:bookmark text:name="x1-15018x9"/><text:soft-page-break/>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1869921288395929831" text:style-name="L11">
        <text:list-item>
          <text:p text:style-name="P30"><text:bookmark text:name="x1-16002x1"/>Z tej listy wybierz swoją nagrywarkę. </text:p>
        </text:list-item>
        <text:list-item>
          <text:p text:style-name="P30"><text:bookmark text:name="x1-16004x2"/>Włóż do wybranego napędu czystą płytę DVD. </text:p>
        </text:list-item>
        <text:list-item>
          <text:p text:style-name="P30"><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Nagrywanie płyty z danymi lub Tworzenie kopi zapasowej) utworzy dysk, którego twój komputer nie będzie potem wstanie uruchomić. Dla przykładu posłużymy się programem Infra Recorder. </text:p>
      <text:list xml:id="list1978275743266264152" text:style-name="L12">
        <text:list-item>
          <text:p text:style-name="P31"><text:bookmark text:name="x1-17002x1"/>Pobierz i zainstaluj program <text:a xlink:type="simple" xlink:href="http://infrarecorder.org/?page_id=5">Infra Recorder</text:a>. </text:p>
        </text:list-item>
        <text:list-item>
          <text:p text:style-name="P31"><text:bookmark text:name="x1-17004x2"/>Uruchom zainstalowany przed momentem program. </text:p>
        </text:list-item>
        <text:list-item>
          <text:p text:style-name="P31"><text:bookmark text:name="x1-17006x3"/>Włóż czystą płytę DVD do nagrywarki. </text:p>
        </text:list-item>
        <text:list-item>
          <text:p text:style-name="P31"><text:bookmark text:name="x1-17008x4"/>W programie Infra Recorder wybierz opcję <text:span text:style-name="T1">Write Image</text:span>. </text:p>
        </text:list-item>
        <text:list-item>
          <text:p text:style-name="P31"><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Podłącz do komputera klucz USB, z którego chcesz potem instalować Ubuntu. </text:p>
      <text:list xml:id="list7474686610213468299" text:style-name="L13">
        <text:list-item>
          <text:p text:style-name="P32"><text:bookmark text:name="x1-18002x1"/>Zainstaluj UNetBootIn korzystając ze swojego menadźera pakietów. </text:p>
        </text:list-item>
        <text:list-item>
          <text:p text:style-name="P32"><text:bookmark text:name="x1-18004x2"/>Uruchom zainstalowany przed momentem program. </text:p>
        </text:list-item>
        <text:list-item>
          <text:p text:style-name="P32"><text:bookmark text:name="x1-18006x3"/>Zaznacz pole Obraz dysku </text:p>
        </text:list-item>
        <text:list-item>
          <text:p text:style-name="P32"><text:bookmark text:name="x1-18008x4"/>Z menu wybierz Plik ISO </text:p>
        </text:list-item>
        <text:list-item>
          <text:p text:style-name="P32"><text:bookmark text:name="x1-18010x5"/>3. W tym polu podaj ścieżkę do pobranego wcześniej obrazu instalatora Ubuntu. Wciśnij przycisk oznaczony trzema kropkami (“…”) i wskaż plik. </text:p>
        </text:list-item>
        <text:list-item>
          <text:p text:style-name="P32"><text:bookmark text:name="x1-18012x6"/>W tym menu wybierz Napęd USB </text:p>
        </text:list-item>
        <text:list-item>
          <text:p text:style-name="P32"><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a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text:soft-page-break/>pobrany wcześniej obraz instalatora Ubuntu, wybierz “Otwórz w…”, a następnie wybierz “Brasero”. W otwartym oknie zostaniesz poproszony o włożenie czystej płyty DVD. Zrób to, a naste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ext_20_body">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text:p>
      <text:p text:style-name="Text_20_body">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596620010927939960" text:style-name="L14">
        <text:list-item>
          <text:p text:style-name="P33"><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3"><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e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text:p>
      <text:p text:style-name="Text_20_body">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ext_20_body">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text:soft-page-break/>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dzieli wiele różnic, lepiej nie korzystać ze wspólnego katalogu domowego, zamiast tego umieścić dokumenty, filmy czy muzykę w miejscu dostępnym dla obydwu systemów. </text:p>
      <text:p text:style-name="Text_20_body">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text:p>
      <text:p text:style-name="Text_20_body">Przed przystąpieniem do instalacji koniecznie zapoznaj się także z następującymi sekcjami: </text:p>
      <text:list xml:id="list3131227260636784026" text:style-name="L15">
        <text:list-item>
          <text:p text:style-name="P34"><text:a xlink:type="simple" xlink:href="#x1-210001">2.3.1</text:a> <text:span text:style-name="T2">Przygotowanie do instalacji - Windows - wskazówki ogólne</text:span>: ta sekcja zawiera przydatne informacje dla osób migrujących z systemów Windows. </text:p>
        </text:list-item>
        <text:list-item>
          <text:p text:style-name="P34"><text:a xlink:type="simple" xlink:href="#x1-220002">2.3.2</text:a> <text:span text:style-name="T2">Przygotowanie do instalacji - Windows 8</text:span>: 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4816314767545947494" text:style-name="L16">
        <text:list-item>
          <text:p text:style-name="P35">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a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text:soft-page-break/>programie przejdź do sekcji ”Advanced BIOS Features” a następnie ”First Boot Device”. Wskaż napęd CD-ROM lub napęd USB (względnie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ext_20_body"><text:s/></text:p>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38">(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Na początek wybierz język w jakim system bedzie się z toba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text:soft-page-break/>-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rzych przyczyn błędów instalatora jak i wpływa negatywnie na pracę zainstalowanego systemu. </text:p>
      <text:p text:style-name="List_20_Heading"><text:span text:style-name="T1">Uruchom system z pierwszego dysku twardego</text:span> </text:p>
      <text:p text:style-name="P38">- Ta opcja kończy pracę instalatora i uruchamia podstawowy system operacyjny komputera.</text:p>
      <text:p text:style-name="Text_20_body">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37"><text:span text:style-name="T1">Zwykły</text:span> </text:p>
      <text:p text:style-name="P39">- Tryb podstawowy, teraz się w nim znajdujesz </text:p>
      <text:p text:style-name="P37"><text:span text:style-name="T1">Użycie nośnika aktualizującego sterowniki</text:span> </text:p>
      <text:p text:style-name="P39">- ?? </text:p>
      <text:p text:style-name="P37"><text:span text:style-name="T1">Instalacja OEM(dla producentów sprzętu)</text:span> </text:p>
      <text:p text:style-name="P39">-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ki kontrast, czytnik ekranu, klawiatura Braille’a) </text:p>
      <text:p text:style-name="List_20_Heading"><text:span text:style-name="T1">F6</text:span> </text:p>
      <text:p text:style-name="P38">- Dodatkowe parametry rozruchu, pomocne w przypadku napotkania problemów ze sprze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ęłś języka). Od tego momentu instalacja przebiega w identyczny sposób dla każdego wybranego sposobu instalacji. </text:p>
      <text:p text:style-name="Text_20_body"><text:soft-page-break/>W czasie instalacji, w prawej część paska u góry ekranu znajduje się szerego ikon: </text:p>
      <text:p text:style-name="List_20_Heading"><text:s/></text:p>
      <text:p text:style-name="List_20_Contents">Doste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38">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2.5.2. <text:bookmark text:name="x1-310002"/>Sprawdzenie kompatybilności sprzętu, wybór dodatkowych komponentów</text:h>
      <text:p text:style-name="Text_20_body">]</text:p>
      <text:p text:style-name="Text_20_body">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490001">3.1</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38">-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1001r31"/>2.5.3. <text:bookmark text:name="x1-320003"/>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r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anie. </text:p>
      <text:p text:style-name="Text_20_body">Partycjonowanie zostało szeroko opisane w rozdziale <text:a xlink:type="simple" xlink:href="#x1-370006">2.6</text:a> ”Zaawansowane partycjonowanie”. Wróć tutaj jak go przeczytasz. </text:p>
      <text:p text:style-name="Text_20_body"><text:soft-page-break/>Kliknij na przycisk <text:span text:style-name="T1">Naprzód </text:span>aby przejść dalej.</text:p>
      <text:h text:style-name="Heading_20_5" text:outline-level="5"><text:bookmark text:name="x1-32001r32"/>2.5.4. <text:bookmark text:name="x1-330004"/>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zacja zostanie sama wybrana. Jeżeli nie masz dostępu do internetu w pole wpisz ”Warsaw”. Stolica naszego kraju okresla też nasza strefę czasową. </text:p>
      <text:p text:style-name="Text_20_body">Kliknij na przycisk <text:span text:style-name="T1">Naprzód </text:span>aby przejść dalej.</text:p>
      <text:h text:style-name="Heading_20_5" text:outline-level="5"><text:bookmark text:name="x1-33001r33"/>2.5.5. <text:bookmark text:name="x1-340005"/>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text:p>
      <text:p text:style-name="Text_20_body">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4001r34"/>2.5.6. <text:bookmark text:name="x1-350006"/>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38">-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5001r35"/><text:soft-page-break/>2.5.7. <text:bookmark text:name="x1-360007"/>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text:p>
      <text:p text:style-name="Text_20_body">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p>
      <text:h text:style-name="Heading_20_4" text:outline-level="4"><text:bookmark text:name="x1-36001r29"/>2.6. <text:bookmark text:name="x1-370006"/>Zaawansowane partycjonowanie</text:h>
      <text:p text:style-name="Text_20_body">Patr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7001r36"/></text:p>
      <text:h text:style-name="Heading_20_5" text:outline-level="5">2.6.1. <text:bookmark text:name="x1-380001"/>Czysty dysk - wykorzystanie całego dostępnego miejsca</text:h>
      <text:p text:style-name="Text_20_body">]</text:p>
      <text:p text:style-name="Text_20_body">Jeżeli na dysku twardym nie ma żadnego innego systemu operacyjnego, instalator ubuntu zaproponuje wykorzystanie całej dostępnej przestrzeni. Instalator sam dobierze odpowiedni rozmiar partycji systemowej, partycji wymiany oraz partycji użytkownik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38001r38"/>2.6.2. <text:bookmark text:name="x1-390002"/>Instalacja przy zainstalowanym Ubuntu</text:h>
      <text:p text:style-name="Text_20_body">]</text:p>
      <text:p text:style-name="Text_20_body">Jeżeli instalator wykryje obecność wcześniej zainstalowanej innej wersji Ubuntu to zaproponuje kilka innych rozwiązań. </text:p>
      <text:p text:style-name="Text_20_body">Po pierwsze zaproponuje aktualizację zainstalowanego systemu do najnowszego wydania. Wszystkie dane w katalogu domowym użytkownika zostaną zachowane: muzyka, filmy, dokumenty, pliki na pulpicie, osobieste usta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text:p>
      <text:p text:style-name="Text_20_body">Drugą opcją jest usunięcie zainstalowanego Ubuntu i ponowna instalacja systemu. Wszystkie dane zostaną wymazane.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39001r39"/>2.6.3. <text:bookmark text:name="x1-400003"/>Instalacja obok Windowsa</text:h>
      <text:p text:style-name="Text_20_body">]</text:p>
      <text:p text:style-name="Text_20_body">Jeżeli instalator wykryje obecnosć wcześniej zainstalowanego systemu Windows to zaproponuje inne <text:soft-page-break/>rozwiązanie. Opcja ”Zamiana Windows na Ubuntu” wymaże całą zawartość partycji Windows (wraz ze wszystkimi danymi) i zamiast tego zainstaluje Ubuntu. Zostało to opisane dwie strony wcześniej. </text:p>
      <text:p text:style-name="Text_20_body">Kliknij na przycisk <text:span text:style-name="T1">Zainstaluj </text:span>aby przejść dalej.</text:p>
      <text:p text:style-name="Text_20_body">]</text:p>
      <text:p text:style-name="Text_20_body">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0001r40"/>2.6.4. <text:bookmark text:name="x1-410004"/>Szyfrowanie dysku twardego</text:h>
      <text:p text:style-name="Text_20_body">]</text:p>
      <text:p text:style-name="Text_20_body">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ext_20_body">Kliknij na przycisk <text:span text:style-name="T1">Zainstaluj </text:span>aby przejść dalej.</text:p>
      <text:p text:style-name="Text_20_body">]</text:p>
      <text:p text:style-name="Text_20_body">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ext_20_body">Opcja ”Zamazanie pustej przestrzeni dysku” powoduje, że niewykorzystywana, wolna przestrzeń dysku zostanie nadpisana losowymi danymi. Taka operacja znacznie utródnia potencjalnym włamywaczą włamanie się do twoich danych. Miej na uwadze, że zamazywanie pustej przestrzeni może trwać bardzo długo, w zależności do tego ile miejsca przeznaczysz na Ubuntu. </text:p>
      <text:p text:style-name="Text_20_body">Kliknij na przycisk <text:span text:style-name="T1">Zainstaluj </text:span>aby przejść dalej.<text:line-break/>Zostaniesz poproszony o potwierdzenie. Upewnij się, że wszystko jest w pożądku i kliknij <text:span text:style-name="T1">Naprzód </text:span>W tym momencie wybrane zmiany zostaną zapisane na dysku twardym.</text:p>
      <text:h text:style-name="Heading_20_5" text:outline-level="5"><text:bookmark text:name="x1-41001r41"/>2.6.5. <text:bookmark text:name="x1-420005"/>Zaawansowane partycjonowanie</text:h>
      <text:p text:style-name="Text_20_body">]</text:p>
      <text:p text:style-name="Text_20_body">”Użycie innego rozwiązania” uruchamia program GParted, który umożliwia nieograniczone modyfikowanie partycji na dysku twardym. Jest to opcja dla bardziej zaawansowanych użytkowników, którzy mają świadomość tego jak działa partycjonowanie i jak powinien zostac podzielony ich dysk <text:soft-page-break/>twardy. Jednak jeżeli na swoim komputerze maasz zainstalowany więcej niż jeden system operacyjny lub z jakiegoś innego powodu przedstawione wcześniej opcje nie spełniają twoich wymagań, to konieczne będzie sięgnięcie do zaawansowanego partycjonowania. </text:p>
      <text:p text:style-name="Text_20_body">Do GParted warto zajrzeć jeszcze z jednego powodu. Podział partycji stosowany przez automatyczną instalację nie jest idealny. Ręczne ustawienie partycji da większa kontrolę i pozwoli znacznie lepiej dopasować układ partycji. </text:p>
      <text:p text:style-name="Text_20_body">Kliknij na przycisk <text:span text:style-name="T1">Naprzód </text:span>aby przejść dalej.</text:p>
      <text:p text:style-name="Text_20_body">Napowyższym obrazku widzimy: </text:p>
      <text:list xml:id="list7109314717639584938" text:style-name="L17">
        <text:list-item>
          <text:p text:style-name="P36"><text:bookmark text:name="x1-42002x1"/>Menu wyboru dysku twardego. Jeżeli masz więcej niż jeden dysk twardy to tutaj go zmienisz. </text:p>
        </text:list-item>
        <text:list-item>
          <text:p text:style-name="P36"><text:bookmark text:name="x1-42004x2"/>Graficzna reprezentacja istniejącego rozkładu partycji na wybranym dysku twardym. </text:p>
        </text:list-item>
        <text:list-item>
          <text:p text:style-name="P36"><text:bookmark text:name="x1-42006x3"/>Przyciski dodawania i usówania partycji </text:p>
        </text:list-item>
        <text:list-item>
          <text:p text:style-name="P36"><text:bookmark text:name="x1-42008x4"/>Przycisk zmiany rozmiaru partycji </text:p>
        </text:list-item>
        <text:list-item>
          <text:p text:style-name="P19"><text:bookmark text:name="x1-42010x5"/>Informacje o aktualnie wybranej partycji</text:p>
        </text:list-item>
      </text:list>
      <text:h text:style-name="Heading_20_5" text:outline-level="5"><text:bookmark text:name="x1-42011r42"/>2.6.6. <text:bookmark text:name="x1-430006"/>Zaawansowane partycjonowanie - instalacja na czystym dysku twardym</text:h>
      <text:h text:style-name="Heading_20_5" text:outline-level="5"><text:bookmark text:name="x1-43001r43"/>2.6.7. <text:bookmark text:name="x1-440007"/>Zaawansowane partycjonowanie - instalacja obok innego systemu Linux</text:h>
      <text:h text:style-name="Heading_20_5" text:outline-level="5"><text:bookmark text:name="x1-44001r44"/>2.6.8. <text:bookmark text:name="x1-450008"/>Zaawansowane partycjonowanie - Instalacja obok systemu Windows</text:h>
      <text:h text:style-name="Heading_20_5" text:outline-level="5"><text:bookmark text:name="x1-45001r45"/>2.6.9. <text:bookmark text:name="x1-460009"/>Zaawansowane partycjonowanie - Instalacja z wykorzystaniem partycji utworzonej na systemie Windows 8</text:h>
      <text:h text:style-name="Heading_20_4" text:outline-level="4"><text:bookmark text:name="x1-46001r37"/>2.7. <text:bookmark text:name="x1-470007"/>Rozwiązywanie problemów z instalacją</text:h>
      <text:h text:style-name="Heading_20_3" text:outline-level="3"><text:bookmark text:name="x1-47001r12"/>3. <text:bookmark text:name="x1-480003"/>Pierwsze uruchomienie systemu</text:h>
      <text:h text:style-name="Heading_20_4" text:outline-level="4"><text:bookmark text:name="x1-48001r47"/>3.1. <text:bookmark text:name="x1-490001"/>Rzeczy do zrobienia po instalacji Ubuntu</text:h>
      <text:h text:style-name="Heading_20_3" text:outline-level="3"><text:bookmark text:name="x1-49001r48"/>4. <text:bookmark text:name="x1-500004"/>Pulpit Ubuntu Unit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1T09:37:29.012203139</dc:date>
    <meta:document-statistic meta:table-count="0" meta:image-count="0" meta:object-count="0" meta:page-count="15" meta:paragraph-count="343" meta:word-count="5888" meta:character-count="42725" meta:non-whitespace-character-count="37039"/>
    <meta:generator>LibreOffice/4.2.2.1$Linux_X86_64 LibreOffice_project/420m0$Build-1</meta:generator>
    <meta:user-defined meta:name="date">2014-03-31 09:36:00</meta:user-defined>
    <meta:user-defined meta:name="originator">TeX4ht (http://www.cse.ohio-state.edu/~gurari/TeX4ht/)</meta:user-defined>
    <meta:user-defined meta:name="src">Thar.tex</meta:user-defined>
  </office:meta>
</office:document-meta>
</file>